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6df" officeooo:paragraph-rsid="001dc6df"/>
    </style:style>
    <style:style style:name="P2" style:family="paragraph" style:parent-style-name="Standard">
      <style:text-properties officeooo:rsid="001dc6df" officeooo:paragraph-rsid="002117b5"/>
    </style:style>
    <style:style style:name="P3" style:family="paragraph" style:parent-style-name="Standard">
      <style:text-properties officeooo:rsid="001f7a58" officeooo:paragraph-rsid="001f7a58"/>
    </style:style>
    <style:style style:name="P4" style:family="paragraph" style:parent-style-name="Standard">
      <style:text-properties officeooo:rsid="002117b5" officeooo:paragraph-rsid="002117b5"/>
    </style:style>
    <style:style style:name="P5" style:family="paragraph" style:parent-style-name="Standard">
      <style:text-properties officeooo:rsid="0023b778" officeooo:paragraph-rsid="001dc6df"/>
    </style:style>
    <style:style style:name="P6" style:family="paragraph" style:parent-style-name="Standard">
      <style:text-properties officeooo:rsid="00280ff8" officeooo:paragraph-rsid="00280ff8"/>
    </style:style>
    <style:style style:name="P7" style:family="paragraph" style:parent-style-name="Standard" style:list-style-name="L1">
      <style:text-properties officeooo:rsid="001dc6df" officeooo:paragraph-rsid="001dc6df"/>
    </style:style>
    <style:style style:name="P8" style:family="paragraph" style:parent-style-name="Standard" style:list-style-name="L1">
      <style:text-properties officeooo:rsid="001dc6df" officeooo:paragraph-rsid="002117b5"/>
    </style:style>
    <style:style style:name="P9" style:family="paragraph" style:parent-style-name="Standard">
      <style:text-properties officeooo:rsid="001dc6df" officeooo:paragraph-rsid="002117b5"/>
    </style:style>
    <style:style style:name="P10" style:family="paragraph" style:parent-style-name="Standard" style:list-style-name="L1">
      <style:text-properties officeooo:rsid="001f7a58" officeooo:paragraph-rsid="001f7a58"/>
    </style:style>
    <style:style style:name="P11" style:family="paragraph" style:parent-style-name="Standard" style:list-style-name="L1">
      <style:text-properties officeooo:rsid="001f7a58" officeooo:paragraph-rsid="002117b5"/>
    </style:style>
    <style:style style:name="P12" style:family="paragraph" style:parent-style-name="Standard" style:list-style-name="L1">
      <style:text-properties officeooo:rsid="001f7a58" officeooo:paragraph-rsid="0023b778"/>
    </style:style>
    <style:style style:name="P13" style:family="paragraph" style:parent-style-name="Standard" style:list-style-name="L1">
      <style:text-properties officeooo:rsid="002117b5" officeooo:paragraph-rsid="002117b5"/>
    </style:style>
    <style:style style:name="P14" style:family="paragraph" style:parent-style-name="Standard" style:list-style-name="L1">
      <style:text-properties officeooo:rsid="002117b5" officeooo:paragraph-rsid="002d372e"/>
    </style:style>
    <style:style style:name="P15" style:family="paragraph" style:parent-style-name="Standard" style:list-style-name="L1">
      <style:text-properties officeooo:rsid="00221dea" officeooo:paragraph-rsid="00221dea"/>
    </style:style>
    <style:style style:name="P16" style:family="paragraph" style:parent-style-name="Standard" style:list-style-name="L1">
      <style:text-properties officeooo:rsid="00221dea" officeooo:paragraph-rsid="0024f161"/>
    </style:style>
    <style:style style:name="P17" style:family="paragraph" style:parent-style-name="Standard" style:list-style-name="L1">
      <style:text-properties officeooo:rsid="00221dea" officeooo:paragraph-rsid="002d372e"/>
    </style:style>
    <style:style style:name="P18" style:family="paragraph" style:parent-style-name="Standard" style:list-style-name="L1">
      <style:text-properties officeooo:rsid="0023b778" officeooo:paragraph-rsid="0023b778"/>
    </style:style>
    <style:style style:name="P19" style:family="paragraph" style:parent-style-name="Standard" style:list-style-name="L1">
      <style:text-properties officeooo:rsid="0024f161" officeooo:paragraph-rsid="0024f161"/>
    </style:style>
    <style:style style:name="P20" style:family="paragraph" style:parent-style-name="Standard" style:list-style-name="L1">
      <style:text-properties officeooo:rsid="00257e16" officeooo:paragraph-rsid="00257e16"/>
    </style:style>
    <style:style style:name="P21" style:family="paragraph" style:parent-style-name="Standard" style:list-style-name="L1">
      <style:text-properties officeooo:rsid="00257e16" officeooo:paragraph-rsid="002d4eca"/>
    </style:style>
    <style:style style:name="P22" style:family="paragraph" style:parent-style-name="Standard" style:list-style-name="L1">
      <style:text-properties officeooo:rsid="00261f61" officeooo:paragraph-rsid="00261f61"/>
    </style:style>
    <style:style style:name="P23" style:family="paragraph" style:parent-style-name="Standard" style:list-style-name="L1">
      <style:text-properties officeooo:rsid="00261f61" officeooo:paragraph-rsid="002d4eca"/>
    </style:style>
    <style:style style:name="P24" style:family="paragraph" style:parent-style-name="Standard" style:list-style-name="L1">
      <style:text-properties officeooo:rsid="0027d5eb" officeooo:paragraph-rsid="0027d5eb"/>
    </style:style>
    <style:style style:name="P25" style:family="paragraph" style:parent-style-name="Standard" style:list-style-name="L1">
      <style:text-properties officeooo:rsid="0027d5eb" officeooo:paragraph-rsid="002d75c4"/>
    </style:style>
    <style:style style:name="P26" style:family="paragraph" style:parent-style-name="Standard">
      <style:text-properties officeooo:rsid="0027d5eb" officeooo:paragraph-rsid="002d75c4"/>
    </style:style>
    <style:style style:name="P27" style:family="paragraph" style:parent-style-name="Standard" style:list-style-name="L1">
      <style:text-properties officeooo:rsid="00280ff8" officeooo:paragraph-rsid="00280ff8"/>
    </style:style>
    <style:style style:name="P28" style:family="paragraph" style:parent-style-name="Standard" style:list-style-name="L1">
      <style:text-properties officeooo:rsid="002bea6e" officeooo:paragraph-rsid="002bea6e"/>
    </style:style>
    <style:style style:name="P29" style:family="paragraph" style:parent-style-name="Standard" style:list-style-name="L1">
      <style:text-properties officeooo:rsid="002d372e" officeooo:paragraph-rsid="002d372e"/>
    </style:style>
    <style:style style:name="P30" style:family="paragraph" style:parent-style-name="Standard" style:list-style-name="L1">
      <style:text-properties officeooo:rsid="002d4eca" officeooo:paragraph-rsid="002d4eca"/>
    </style:style>
    <style:style style:name="P31" style:family="paragraph" style:parent-style-name="Standard" style:list-style-name="L1">
      <style:text-properties officeooo:rsid="002d75c4" officeooo:paragraph-rsid="002d75c4"/>
    </style:style>
    <style:style style:name="P32" style:family="paragraph" style:parent-style-name="Standard">
      <style:text-properties officeooo:rsid="002f70fe" officeooo:paragraph-rsid="002f70fe"/>
    </style:style>
    <style:style style:name="T1" style:family="text">
      <style:text-properties officeooo:rsid="001f7a58"/>
    </style:style>
    <style:style style:name="T2" style:family="text">
      <style:text-properties officeooo:rsid="002117b5"/>
    </style:style>
    <style:style style:name="T3" style:family="text">
      <style:text-properties officeooo:rsid="0024f161"/>
    </style:style>
    <style:style style:name="T4" style:family="text">
      <style:text-properties officeooo:rsid="002d4eca"/>
    </style:style>
    <style:style style:name="T5" style:family="text">
      <style:text-properties officeooo:rsid="002d75c4"/>
    </style:style>
    <style:style style:name="T6" style:family="text">
      <style:text-properties officeooo:rsid="00280f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7920206" text:style-name="L1">
        <text:list-item>
          <text:p text:style-name="P7">Landing page</text:p>
          <text:list>
            <text:list-item>
              <text:p text:style-name="P7">atoms</text:p>
              <text:list>
                <text:list-item>
                  <text:p text:style-name="P7">buttons(start free trail,help)</text:p>
                </text:list-item>
              </text:list>
            </text:list-item>
            <text:list-item>
              <text:p text:style-name="P7">molecules</text:p>
              <text:list>
                <text:list-item>
                  <text:p text:style-name="P7">dropdown</text:p>
                </text:list-item>
                <text:list-item>
                  <text:p text:style-name="P28">section 1</text:p>
                </text:list-item>
                <text:list-item>
                  <text:p text:style-name="P28">section 2</text:p>
                </text:list-item>
              </text:list>
            </text:list-item>
            <text:list-item>
              <text:p text:style-name="P7">organisms</text:p>
              <text:list>
                <text:list-item>
                  <text:p text:style-name="P7">navigation bar</text:p>
                </text:list-item>
                <text:list-item>
                  <text:p text:style-name="P7">search icon</text:p>
                </text:list-item>
                <text:list-item>
                  <text:p text:style-name="P7">login</text:p>
                </text:list-item>
              </text:list>
            </text:list-item>
          </text:list>
        </text:list-item>
      </text:list>
      <text:p text:style-name="P1"/>
      <text:list xml:id="list141342503427887" text:continue-numbering="true" text:style-name="L1">
        <text:list-item>
          <text:p text:style-name="P7">Login</text:p>
          <text:list>
            <text:list-item>
              <text:p text:style-name="P7">atoms</text:p>
              <text:list>
                <text:list-item>
                  <text:p text:style-name="P7">buttons(different logins,login with email)</text:p>
                </text:list-item>
                <text:list-item>
                  <text:p text:style-name="P10">input fields</text:p>
                </text:list-item>
              </text:list>
            </text:list-item>
            <text:list-item>
              <text:p text:style-name="P7">molecules</text:p>
              <text:list>
                <text:list-item>
                  <text:p text:style-name="P7">all login buttons together one molecule</text:p>
                </text:list-item>
                <text:list-item>
                  <text:p text:style-name="P7">form (spacing of input fields and button and link)</text:p>
                </text:list-item>
              </text:list>
            </text:list-item>
            <text:list-item>
              <text:p text:style-name="P7">organisms</text:p>
              <text:list>
                <text:list-item>
                  <text:p text:style-name="P10">login with email</text:p>
                </text:list-item>
              </text:list>
            </text:list-item>
          </text:list>
        </text:list-item>
      </text:list>
      <text:p text:style-name="P3"/>
      <text:list xml:id="list141341682727852" text:continue-numbering="true" text:style-name="L1">
        <text:list-item>
          <text:p text:style-name="P7"><text:span text:style-name="T1">signup </text:span>page</text:p>
          <text:list>
            <text:list-item>
              <text:p text:style-name="P7">atoms</text:p>
              <text:list>
                <text:list-item>
                  <text:p text:style-name="P10">input feilds</text:p>
                </text:list-item>
              </text:list>
            </text:list-item>
            <text:list-item>
              <text:p text:style-name="P7">molecules</text:p>
              <text:list>
                <text:list-item>
                  <text:p text:style-name="P10">form</text:p>
                </text:list-item>
              </text:list>
            </text:list-item>
            <text:list-item>
              <text:p text:style-name="P7">organisms</text:p>
              <text:list>
                <text:list-item>
                  <text:p text:style-name="P10">create account</text:p>
                </text:list-item>
              </text:list>
            </text:list-item>
          </text:list>
        </text:list-item>
      </text:list>
      <text:p text:style-name="P3"/>
      <text:list xml:id="list141342714877719" text:continue-numbering="true" text:style-name="L1">
        <text:list-item>
          <text:p text:style-name="P7"><text:span text:style-name="T1">My library</text:span> page</text:p>
          <text:list>
            <text:list-item>
              <text:p text:style-name="P7">atoms</text:p>
              <text:list>
                <text:list-item>
                  <text:p text:style-name="P13">button(help)</text:p>
                </text:list-item>
                <text:list-item>
                  <text:p text:style-name="P11">AppStore,googleplay</text:p>
                </text:list-item>
                <text:list-item>
                  <text:p text:style-name="P13">search items</text:p>
                </text:list-item>
                <text:list-item>
                  <text:p text:style-name="P17">tabs</text:p>
                </text:list-item>
              </text:list>
            </text:list-item>
            <text:list-item>
              <text:p text:style-name="P7">molecules</text:p>
              <text:list>
                <text:list-item>
                  <text:p text:style-name="P10">search icon (as it displays search bar)</text:p>
                </text:list-item>
                <text:list-item>
                  <text:p text:style-name="P10">banner(content and links to buy)(so can add some more cards in future)</text:p>
                </text:list-item>
                <text:list-item>
                  <text:p text:style-name="P13">books card(image,below data)</text:p>
                </text:list-item>
                <text:list-item>
                  <text:p text:style-name="P13">search drop down(contains items)</text:p>
                </text:list-item>
                <text:list-item>
                  <text:p text:style-name="P12">account drop down</text:p>
                </text:list-item>
                <text:list-item>
                  <text:p text:style-name="P29">tab bar</text:p>
                </text:list-item>
                <text:list-item>
                  <text:p text:style-name="P14">current reading,finished(tells how to display book cards)</text:p>
                </text:list-item>
              </text:list>
            </text:list-item>
            <text:list-item>
              <text:p text:style-name="P7">organisms</text:p>
              <text:list>
                <text:list-item>
                  <text:p text:style-name="P10">nav bar</text:p>
                </text:list-item>
                <text:list-item>
                  <text:p text:style-name="P10">search input</text:p>
                </text:list-item>
              </text:list>
            </text:list-item>
          </text:list>
        </text:list-item>
      </text:list>
      <text:p text:style-name="P4"/>
      <text:list xml:id="list141342817885108" text:continue-numbering="true" text:style-name="L1">
        <text:list-item>
          <text:p text:style-name="P13">highlights</text:p>
          <text:list>
            <text:list-item>
              <text:p text:style-name="P7">atoms</text:p>
              <text:list>
                <text:list-item>
                  <text:p text:style-name="P15">tabs(sort,by book,bydate)</text:p>
                </text:list-item>
                <text:list-item>
                  <text:p text:style-name="P18">content area</text:p>
                </text:list-item>
              </text:list>
            </text:list-item>
            <text:list-item>
              <text:p text:style-name="P7"><text:soft-page-break/>molecules</text:p>
              <text:list>
                <text:list-item>
                  <text:p text:style-name="P18">tab bar</text:p>
                </text:list-item>
                <text:list-item>
                  <text:p text:style-name="P18">book card</text:p>
                </text:list-item>
              </text:list>
            </text:list-item>
          </text:list>
        </text:list-item>
      </text:list>
      <text:p text:style-name="P5"/>
      <text:p text:style-name="P1"/>
      <text:list xml:id="list141342103019247" text:continue-numbering="true" text:style-name="L1">
        <text:list-item>
          <text:p text:style-name="P13">settings- account</text:p>
          <text:list>
            <text:list-item>
              <text:p text:style-name="P7">atoms</text:p>
              <text:list>
                <text:list-item>
                  <text:p text:style-name="P16">tabs(<text:span text:style-name="T3">account,content,connected services</text:span>)</text:p>
                </text:list-item>
              </text:list>
            </text:list-item>
            <text:list-item>
              <text:p text:style-name="P7">molecules</text:p>
              <text:list>
                <text:list-item>
                  <text:p text:style-name="P19">tab bar</text:p>
                </text:list-item>
              </text:list>
            </text:list-item>
            <text:list-item>
              <text:p text:style-name="P7">organisms</text:p>
            </text:list-item>
          </text:list>
        </text:list-item>
      </text:list>
      <text:p text:style-name="P1"/>
      <text:list xml:id="list141343144726925" text:continue-numbering="true" text:style-name="L1">
        <text:list-item>
          <text:p text:style-name="P13">settings-content</text:p>
          <text:list>
            <text:list-item>
              <text:p text:style-name="P7">atoms</text:p>
              <text:list>
                <text:list-item>
                  <text:p text:style-name="P20">connect button</text:p>
                </text:list-item>
                <text:list-item>
                  <text:p text:style-name="P30">tabs</text:p>
                </text:list-item>
              </text:list>
            </text:list-item>
            <text:list-item>
              <text:p text:style-name="P7">molecules</text:p>
              <text:list>
                <text:list-item>
                  <text:p text:style-name="P20">banner to buy</text:p>
                </text:list-item>
                <text:list-item>
                  <text:p text:style-name="P20">service card</text:p>
                </text:list-item>
                <text:list-item>
                  <text:p text:style-name="P30">tab bar</text:p>
                </text:list-item>
              </text:list>
            </text:list-item>
            <text:list-item>
              <text:p text:style-name="P7">organisms</text:p>
              <text:list>
                <text:list-item>
                  <text:p text:style-name="P21">all service cards together inside features <text:span text:style-name="T4">(organism with no functionality)</text:span></text:p>
                </text:list-item>
              </text:list>
            </text:list-item>
          </text:list>
        </text:list-item>
      </text:list>
      <text:p text:style-name="P1"/>
      <text:list xml:id="list141342634741190" text:continue-numbering="true" text:style-name="L1">
        <text:list-item>
          <text:p text:style-name="P13">entrepreneurship</text:p>
          <text:list>
            <text:list-item>
              <text:p text:style-name="P7">atoms</text:p>
              <text:list>
                <text:list-item>
                  <text:p text:style-name="P22">search </text:p>
                </text:list-item>
                <text:list-item>
                  <text:p text:style-name="P22">button(see all blinks)</text:p>
                </text:list-item>
                <text:list-item>
                  <text:p text:style-name="P24">each item in search</text:p>
                </text:list-item>
              </text:list>
            </text:list-item>
            <text:list-item>
              <text:p text:style-name="P7">molecules</text:p>
              <text:list>
                <text:list-item>
                  <text:p text:style-name="P20">explore books banner</text:p>
                </text:list-item>
                <text:list-item>
                  <text:p text:style-name="P30">book card(without button)</text:p>
                </text:list-item>
                <text:list-item>
                  <text:p text:style-name="P24">search list</text:p>
                </text:list-item>
              </text:list>
            </text:list-item>
            <text:list-item>
              <text:p text:style-name="P7">organisms</text:p>
              <text:list>
                <text:list-item>
                  <text:p text:style-name="P24">search input field</text:p>
                </text:list-item>
                <text:list-item>
                  <text:p text:style-name="P23">category space(containing book cards)</text:p>
                </text:list-item>
                <text:list-item>
                  <text:p text:style-name="P23">book card</text:p>
                </text:list-item>
              </text:list>
            </text:list-item>
          </text:list>
        </text:list-item>
      </text:list>
      <text:p text:style-name="P1"/>
      <text:list xml:id="list141342490845363" text:continue-numbering="true" text:style-name="L1">
        <text:list-item>
          <text:p text:style-name="P13">add to library</text:p>
          <text:list>
            <text:list-item>
              <text:p text:style-name="P7">atoms</text:p>
              <text:list>
                <text:list-item>
                  <text:p text:style-name="P25">buttons<text:span text:style-name="T5">(buy)</text:span></text:p>
                </text:list-item>
                <text:list-item>
                  <text:p text:style-name="P24">tabs from above</text:p>
                </text:list-item>
              </text:list>
            </text:list-item>
            <text:list-item>
              <text:p text:style-name="P7">molecules</text:p>
              <text:list>
                <text:list-item>
                  <text:p text:style-name="P24">tab bar from above</text:p>
                </text:list-item>
                <text:list-item>
                  <text:p text:style-name="P31">book card(with out add to library)</text:p>
                </text:list-item>
                <text:list-item>
                  <text:p text:style-name="P24">icon+text</text:p>
                </text:list-item>
              </text:list>
            </text:list-item>
            <text:list-item>
              <text:p text:style-name="P7">organisms</text:p>
              <text:list>
                <text:list-item>
                  <text:p text:style-name="P31">book details </text:p>
                </text:list-item>
                <text:list-item>
                  <text:p text:style-name="P25">catergory from above</text:p>
                </text:list-item>
                <text:list-item>
                  <text:p text:style-name="P25"><text:span text:style-name="T6">add to library/read now</text:span></text:p>
                </text:list-item>
              </text:list>
            </text:list-item>
          </text:list>
        </text:list-item>
      </text:list>
      <text:p text:style-name="P26"/>
      <text:p text:style-name="P26"/>
      <text:p text:style-name="P6">Functionality put on an atom so atom=organism or functionality?</text:p>
      <text:p text:style-name="P1"><text:soft-page-break/></text:p>
      <text:p text:style-name="P1"/>
      <text:list xml:id="list141343343438669" text:continue-numbering="true" text:style-name="L1">
        <text:list-item>
          <text:p text:style-name="P13">book</text:p>
          <text:list>
            <text:list-item>
              <text:p text:style-name="P7">atoms</text:p>
              <text:list>
                <text:list-item>
                  <text:p text:style-name="P27">each font</text:p>
                </text:list-item>
              </text:list>
            </text:list-item>
            <text:list-item>
              <text:p text:style-name="P7">molecules</text:p>
              <text:list>
                <text:list-item>
                  <text:p text:style-name="P27">font styles option</text:p>
                </text:list-item>
              </text:list>
            </text:list-item>
            <text:list-item>
              <text:p text:style-name="P7">organisms</text:p>
              <text:list>
                <text:list-item>
                  <text:p text:style-name="P27">controls</text:p>
                </text:list-item>
                <text:list-item>
                  <text:p text:style-name="P27">fonts</text:p>
                </text:list-item>
              </text:list>
            </text:list-item>
          </text:list>
        </text:list-item>
      </text:list>
      <text:p text:style-name="P32">fonts?</text:p>
      <text:p text:style-name="P32"/>
      <text:list xml:id="list141343163730072" text:continue-numbering="true" text:style-name="L1">
        <text:list-item>
          <text:p text:style-name="P13">404</text:p>
          <text:list>
            <text:list-item>
              <text:p text:style-name="P8">atoms</text:p>
              <text:list>
                <text:list-item>
                  <text:p text:style-name="P27">button (go back)</text:p>
                </text:list-item>
              </text:list>
            </text:list-item>
          </text:list>
        </text:list-item>
      </text:list>
      <text:p text:style-name="P2"/>
      <text:list xml:id="list141341502086833" text:continue-numbering="true" text:style-name="L1">
        <text:list-item>
          <text:p text:style-name="P13">book</text:p>
          <text:list>
            <text:list-item>
              <text:p text:style-name="P8">atoms</text:p>
              <text:list>
                <text:list-item>
                  <text:p text:style-name="P27">each section</text:p>
                </text:list-item>
              </text:list>
            </text:list-item>
            <text:list-item>
              <text:p text:style-name="P8">molecules</text:p>
            </text:list-item>
            <text:list-item>
              <text:p text:style-name="P8">organisms</text:p>
              <text:list>
                <text:list-item>
                  <text:p text:style-name="P27">content (side menu) </text:p>
                </text:list-item>
              </text:list>
            </text:list-item>
          </text:list>
        </text:list-item>
      </text:list>
      <text:p text:style-name="P6"/>
      <text:p text:style-name="P2"/>
      <text:p text:style-name="P2"/>
      <text:list xml:id="list141342292104798" text:continue-numbering="true" text:style-name="L1">
        <text:list-item>
          <text:p text:style-name="P22">templates</text:p>
          <text:list>
            <text:list-item>
              <text:p text:style-name="P22">header</text:p>
            </text:list-item>
            <text:list-item>
              <text:p text:style-name="P22">footer</text:p>
              <text:list>
                <text:list-item>
                  <text:p text:style-name="P24">atoms-&gt;buttons to buy,all link elements</text:p>
                </text:list-item>
                <text:list-item>
                  <text:p text:style-name="P24">molecules-&gt;category of link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1:01:03.090601773</meta:creation-date>
    <dc:date>2021-06-24T14:13:41.254235096</dc:date>
    <meta:editing-duration>PT27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16" meta:word-count="372" meta:character-count="1863" meta:non-whitespace-character-count="1718"/>
  </office:meta>
</office:document-meta>
</file>